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cc79b" draw:textarea-horizontal-align="justify" draw:textarea-vertical-align="middle" draw:auto-grow-height="false" fo:min-height="1.295cm" fo:min-width="1.045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e0efd4" draw:textarea-horizontal-align="justify" draw:textarea-vertical-align="middle" draw:auto-grow-height="false" fo:min-height="1.295cm" fo:min-width="1.045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37b70" draw:textarea-horizontal-align="justify" draw:textarea-vertical-align="middle" draw:auto-grow-height="false" fo:min-height="1.295cm" fo:min-width="1.045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bcc" draw:textarea-horizontal-align="left" draw:auto-grow-height="true" draw:auto-grow-width="false" fo:min-height="1.401cm" fo:min-width="0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adc5e7" draw:textarea-horizontal-align="justify" draw:textarea-vertical-align="middle" draw:auto-grow-height="false" fo:min-height="1.295cm" fo:min-width="1.045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adc5e7" draw:textarea-horizontal-align="left" draw:auto-grow-height="true" draw:auto-grow-width="false" fo:min-height="1.401cm" fo:min-width="0cm"/>
    </style:style>
    <style:style style:name="gr8" style:family="graphic" style:parent-style-name="standard">
      <style:graphic-properties draw:stroke="none" svg:stroke-color="#000000" draw:fill="none" draw:fill-color="#f37b70" draw:textarea-horizontal-align="left" draw:auto-grow-height="true" draw:auto-grow-width="false" fo:min-height="1.401cm" fo:min-width="0cm"/>
    </style:style>
    <style:style style:name="P1" style:family="paragraph">
      <loext:graphic-properties draw:fill-color="#fcc79b"/>
      <style:paragraph-properties fo:text-align="center"/>
      <style:text-properties fo:font-size="20pt"/>
    </style:style>
    <style:style style:name="P2" style:family="paragraph">
      <loext:graphic-properties draw:fill-color="#e0efd4"/>
      <style:paragraph-properties fo:text-align="center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5" style:family="paragraph">
      <loext:graphic-properties draw:fill-color="#fcc79b"/>
      <style:paragraph-properties fo:text-align="center"/>
    </style:style>
    <style:style style:name="P6" style:family="paragraph">
      <loext:graphic-properties draw:fill-color="#e0efd4"/>
      <style:paragraph-properties fo:text-align="center"/>
      <style:text-properties fo:font-size="20pt"/>
    </style:style>
    <style:style style:name="P7" style:family="paragraph">
      <loext:graphic-properties draw:fill-color="#f37b70"/>
      <style:paragraph-properties fo:text-align="center"/>
      <style:text-properties fo:font-size="20pt"/>
    </style:style>
    <style:style style:name="P8" style:family="paragraph">
      <loext:graphic-properties draw:fill="none" draw:fill-color="#fffbcc"/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-color="#adc5e7"/>
      <style:paragraph-properties fo:text-align="center"/>
      <style:text-properties fo:font-size="20pt"/>
    </style:style>
    <style:style style:name="P10" style:family="paragraph">
      <loext:graphic-properties draw:fill-color="#adc5e7"/>
      <style:paragraph-properties fo:text-align="center"/>
    </style:style>
    <style:style style:name="P11" style:family="paragraph">
      <loext:graphic-properties draw:fill-color="#f37b70"/>
      <style:paragraph-properties fo:text-align="center"/>
    </style:style>
    <style:style style:name="P12" style:family="paragraph">
      <loext:graphic-properties draw:fill="none" draw:fill-color="#adc5e7"/>
      <style:paragraph-properties fo:text-align="start"/>
      <style:text-properties fo:font-size="16pt" style:font-size-asian="16pt" style:font-size-complex="16pt"/>
    </style:style>
    <style:style style:name="P13" style:family="paragraph">
      <loext:graphic-properties draw:fill="none" draw:fill-color="#f37b70"/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1.651cm" svg:x="2.651cm" svg:y="16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4.302cm" svg:y="16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5.953cm" svg:y="16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7.604cm" svg:y="16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9.255cm" svg:y="16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0.906cm" svg:y="16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2.557cm" svg:y="16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4.208cm" svg:y="16.74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51cm" svg:height="1.651cm" svg:x="14.208cm" svg:y="16.74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2.557cm" svg:y="16.74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0.906cm" svg:y="16.74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7.604cm" svg:y="16.74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2.651cm" svg:y="16.748cm">
          <draw:text-box>
            <text:p text:style-name="P3"><text:span text:style-name="T1">2</text:span></text:p>
          </draw:text-box>
        </draw:frame>
        <draw:frame draw:style-name="gr3" draw:text-style-name="P4" draw:layer="layout" svg:width="1.651cm" svg:height="1.651cm" svg:x="4.302cm" svg:y="16.74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5.953cm" svg:y="16.74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9.255cm" svg:y="16.748cm">
          <draw:text-box>
            <text:p text:style-name="P3"><text:span text:style-name="T1">1</text:span></text:p>
          </draw:text-box>
        </draw:frame>
        <draw:custom-shape draw:style-name="gr2" draw:text-style-name="P2" draw:layer="layout" svg:width="1.651cm" svg:height="1.651cm" svg:x="4.301cm" svg:y="16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651cm" svg:height="1.651cm" svg:x="5.952cm" svg:y="16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7.603cm" svg:y="16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651cm" svg:height="1.651cm" svg:x="9.254cm" svg:y="16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0.905cm" svg:y="16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651cm" svg:height="1.651cm" svg:x="12.556cm" svg:y="16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4.207cm" svg:y="16.74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51cm" svg:height="1.651cm" svg:x="14.207cm" svg:y="16.747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2.556cm" svg:y="16.747cm">
          <draw:text-box>
            <text:p text:style-name="P3"><text:span text:style-name="T1">2</text:span></text:p>
          </draw:text-box>
        </draw:frame>
        <draw:frame draw:style-name="gr3" draw:text-style-name="P4" draw:layer="layout" svg:width="1.651cm" svg:height="1.651cm" svg:x="10.905cm" svg:y="16.747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7.603cm" svg:y="16.747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4.301cm" svg:y="16.747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5.952cm" svg:y="16.747cm">
          <draw:text-box>
            <text:p text:style-name="P3"><text:span text:style-name="T1">2</text:span></text:p>
          </draw:text-box>
        </draw:frame>
        <draw:frame draw:style-name="gr3" draw:text-style-name="P4" draw:layer="layout" svg:width="1.651cm" svg:height="1.651cm" svg:x="9.254cm" svg:y="16.747cm">
          <draw:text-box>
            <text:p text:style-name="P3"><text:span text:style-name="T1">2</text:span></text:p>
          </draw:text-box>
        </draw:frame>
        <draw:custom-shape draw:style-name="gr2" draw:text-style-name="P6" draw:layer="layout" svg:width="1.651cm" svg:height="1.651cm" svg:x="2.652cm" svg:y="1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4.303cm" svg:y="1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5.954cm" svg:y="1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7.605cm" svg:y="1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9.256cm" svg:y="1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0.907cm" svg:y="1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2.558cm" svg:y="1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4.209cm" svg:y="18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51cm" svg:height="1.651cm" svg:x="14.209cm" svg:y="18.4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2.558cm" svg:y="18.4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0.907cm" svg:y="18.4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7.605cm" svg:y="18.4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2.652cm" svg:y="18.4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2.653cm" svg:y="18.401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4.303cm" svg:y="18.4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5.954cm" svg:y="18.4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9.256cm" svg:y="18.4cm">
          <draw:text-box>
            <text:p text:style-name="P3"><text:span text:style-name="T1">1</text:span></text:p>
          </draw:text-box>
        </draw:frame>
        <draw:custom-shape draw:style-name="gr2" draw:text-style-name="P6" draw:layer="layout" svg:width="1.651cm" svg:height="1.651cm" svg:x="2.651cm" svg:y="18.3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651cm" svg:height="1.651cm" svg:x="4.302cm" svg:y="18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5.953cm" svg:y="18.3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651cm" svg:height="1.651cm" svg:x="7.604cm" svg:y="18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9.255cm" svg:y="18.3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651cm" svg:height="1.651cm" svg:x="10.906cm" svg:y="18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2.557cm" svg:y="18.3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651cm" svg:height="1.651cm" svg:x="14.208cm" svg:y="18.39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51cm" svg:height="1.651cm" svg:x="14.208cm" svg:y="18.399cm">
          <draw:text-box>
            <text:p text:style-name="P3"><text:span text:style-name="T1">2</text:span></text:p>
          </draw:text-box>
        </draw:frame>
        <draw:frame draw:style-name="gr3" draw:text-style-name="P4" draw:layer="layout" svg:width="1.651cm" svg:height="1.651cm" svg:x="12.557cm" svg:y="18.399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0.906cm" svg:y="18.399cm">
          <draw:text-box>
            <text:p text:style-name="P3"><text:span text:style-name="T1">2</text:span></text:p>
          </draw:text-box>
        </draw:frame>
        <draw:frame draw:style-name="gr3" draw:text-style-name="P4" draw:layer="layout" svg:width="1.651cm" svg:height="1.651cm" svg:x="7.604cm" svg:y="18.399cm">
          <draw:text-box>
            <text:p text:style-name="P3"><text:span text:style-name="T1">2</text:span></text:p>
          </draw:text-box>
        </draw:frame>
        <draw:frame draw:style-name="gr3" draw:text-style-name="P4" draw:layer="layout" svg:width="1.651cm" svg:height="1.651cm" svg:x="2.651cm" svg:y="18.399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2.652cm" svg:y="18.4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4.302cm" svg:y="18.399cm">
          <draw:text-box>
            <text:p text:style-name="P3"><text:span text:style-name="T1">2</text:span></text:p>
          </draw:text-box>
        </draw:frame>
        <draw:frame draw:style-name="gr3" draw:text-style-name="P4" draw:layer="layout" svg:width="1.651cm" svg:height="1.651cm" svg:x="5.953cm" svg:y="18.399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9.255cm" svg:y="18.399cm">
          <draw:text-box>
            <text:p text:style-name="P3"><text:span text:style-name="T1">1</text:span></text:p>
          </draw:text-box>
        </draw:frame>
        <draw:custom-shape draw:style-name="gr4" draw:text-style-name="P7" draw:layer="layout" svg:width="1.651cm" svg:height="1.651cm" svg:x="2.651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4.301cm" svg:y="13.4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5.952cm" svg:y="13.4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7.603cm" svg:y="13.4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9.254cm" svg:y="13.4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0.905cm" svg:y="13.4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2.556cm" svg:y="13.4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4.207cm" svg:y="13.44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51cm" svg:height="1.651cm" svg:x="14.207cm" svg:y="13.447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2.556cm" svg:y="13.447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0.905cm" svg:y="13.447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7.603cm" svg:y="13.447cm">
          <draw:text-box>
            <text:p text:style-name="P3"><text:span text:style-name="T1">1</text:span></text:p>
          </draw:text-box>
        </draw:frame>
        <draw:frame draw:style-name="gr5" draw:text-style-name="P8" draw:layer="layout" svg:width="1.651cm" svg:height="1.651cm" svg:x="2.65cm" svg:y="13.447cm">
          <draw:text-box>
            <text:p text:style-name="P3"><text:span text:style-name="T1">4</text:span></text:p>
          </draw:text-box>
        </draw:frame>
        <draw:frame draw:style-name="gr3" draw:text-style-name="P4" draw:layer="layout" svg:width="1.651cm" svg:height="1.651cm" svg:x="4.301cm" svg:y="13.447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5.952cm" svg:y="13.447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9.254cm" svg:y="13.447cm">
          <draw:text-box>
            <text:p text:style-name="P3"><text:span text:style-name="T1">1</text:span></text:p>
          </draw:text-box>
        </draw:frame>
        <draw:custom-shape draw:style-name="gr2" draw:text-style-name="P2" draw:layer="layout" svg:width="1.651cm" svg:height="1.651cm" svg:x="4.3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5.951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7.602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9.253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0.904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2.555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4.206cm" svg:y="13.44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51cm" svg:height="1.651cm" svg:x="14.206cm" svg:y="13.446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2.555cm" svg:y="13.446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0.904cm" svg:y="13.446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7.602cm" svg:y="13.446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4.3cm" svg:y="13.446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5.951cm" svg:y="13.446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9.253cm" svg:y="13.446cm">
          <draw:text-box>
            <text:p text:style-name="P3"><text:span text:style-name="T1">1</text:span></text:p>
          </draw:text-box>
        </draw:frame>
        <draw:custom-shape draw:style-name="gr6" draw:text-style-name="P9" draw:layer="layout" svg:width="1.651cm" svg:height="1.651cm" svg:x="2.651cm" svg:y="15.0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4.302cm" svg:y="1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5.953cm" svg:y="1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7.604cm" svg:y="1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9.255cm" svg:y="1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0.906cm" svg:y="1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2.557cm" svg:y="1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4.208cm" svg:y="15.09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51cm" svg:height="1.651cm" svg:x="14.208cm" svg:y="15.099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2.557cm" svg:y="15.099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0.906cm" svg:y="15.099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7.604cm" svg:y="15.099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2.651cm" svg:y="15.099cm">
          <draw:text-box>
            <text:p text:style-name="P3"><text:span text:style-name="T1">3</text:span></text:p>
          </draw:text-box>
        </draw:frame>
        <draw:frame draw:style-name="gr3" draw:text-style-name="P4" draw:layer="layout" svg:width="1.651cm" svg:height="1.651cm" svg:x="4.302cm" svg:y="15.099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5.953cm" svg:y="15.099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9.255cm" svg:y="15.099cm">
          <draw:text-box>
            <text:p text:style-name="P3"><text:span text:style-name="T1">1</text:span></text:p>
          </draw:text-box>
        </draw:frame>
        <draw:custom-shape draw:style-name="gr2" draw:text-style-name="P2" draw:layer="layout" svg:width="1.651cm" svg:height="1.651cm" svg:x="4.301cm" svg:y="15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5.952cm" svg:y="15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7.603cm" svg:y="15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9.254cm" svg:y="15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0.905cm" svg:y="15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2.556cm" svg:y="15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4.207cm" svg:y="15.09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51cm" svg:height="1.651cm" svg:x="14.207cm" svg:y="15.09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2.556cm" svg:y="15.09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0.905cm" svg:y="15.09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7.603cm" svg:y="15.09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4.301cm" svg:y="15.09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5.952cm" svg:y="15.09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9.254cm" svg:y="15.098cm">
          <draw:text-box>
            <text:p text:style-name="P3"><text:span text:style-name="T1">1</text:span></text:p>
          </draw:text-box>
        </draw:frame>
        <draw:custom-shape draw:style-name="gr2" draw:text-style-name="P2" draw:layer="layout" svg:width="1.651cm" svg:height="1.651cm" svg:x="4.3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5.951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7.602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9.253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0.904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2.555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4.206cm" svg:y="13.44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51cm" svg:height="1.651cm" svg:x="14.206cm" svg:y="13.446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2.555cm" svg:y="13.446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0.904cm" svg:y="13.446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7.602cm" svg:y="13.446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4.3cm" svg:y="13.446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5.951cm" svg:y="13.446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9.253cm" svg:y="13.446cm">
          <draw:text-box>
            <text:p text:style-name="P3"><text:span text:style-name="T1">1</text:span></text:p>
          </draw:text-box>
        </draw:frame>
        <draw:custom-shape draw:style-name="gr6" draw:text-style-name="P10" draw:layer="layout" svg:width="1.651cm" svg:height="1.651cm" svg:x="4.302cm" svg:y="13.4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651cm" svg:height="1.651cm" svg:x="5.95cm" svg:y="13.4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651cm" svg:height="1.651cm" svg:x="7.604cm" svg:y="13.4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651cm" svg:height="1.651cm" svg:x="9.252cm" svg:y="13.4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651cm" svg:height="1.651cm" svg:x="10.903cm" svg:y="13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651cm" svg:height="1.651cm" svg:x="12.554cm" svg:y="13.4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651cm" svg:height="1.651cm" svg:x="14.208cm" svg:y="13.446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.651cm" svg:height="1.651cm" svg:x="14.205cm" svg:y="13.445cm">
          <draw:text-box>
            <text:p text:style-name="P3"><text:span text:style-name="T1">3</text:span></text:p>
          </draw:text-box>
        </draw:frame>
        <draw:frame draw:style-name="gr8" draw:text-style-name="P13" draw:layer="layout" svg:width="1.651cm" svg:height="1.651cm" svg:x="12.554cm" svg:y="13.445cm">
          <draw:text-box>
            <text:p text:style-name="P3"><text:span text:style-name="T1">4</text:span></text:p>
          </draw:text-box>
        </draw:frame>
        <draw:frame draw:style-name="gr3" draw:text-style-name="P4" draw:layer="layout" svg:width="1.651cm" svg:height="1.651cm" svg:x="10.903cm" svg:y="13.445cm">
          <draw:text-box>
            <text:p text:style-name="P3"><text:span text:style-name="T1">3</text:span></text:p>
          </draw:text-box>
        </draw:frame>
        <draw:frame draw:style-name="gr3" draw:text-style-name="P4" draw:layer="layout" svg:width="1.651cm" svg:height="1.651cm" svg:x="7.601cm" svg:y="13.445cm">
          <draw:text-box>
            <text:p text:style-name="P3"><text:span text:style-name="T1">3</text:span></text:p>
          </draw:text-box>
        </draw:frame>
        <draw:frame draw:style-name="gr3" draw:text-style-name="P4" draw:layer="layout" svg:width="1.651cm" svg:height="1.651cm" svg:x="4.299cm" svg:y="13.445cm">
          <draw:text-box>
            <text:p text:style-name="P3"><text:span text:style-name="T1">3</text:span></text:p>
          </draw:text-box>
        </draw:frame>
        <draw:frame draw:style-name="gr3" draw:text-style-name="P4" draw:layer="layout" svg:width="1.651cm" svg:height="1.651cm" svg:x="5.95cm" svg:y="13.445cm">
          <draw:text-box>
            <text:p text:style-name="P3"><text:span text:style-name="T1">4</text:span></text:p>
          </draw:text-box>
        </draw:frame>
        <draw:frame draw:style-name="gr3" draw:text-style-name="P4" draw:layer="layout" svg:width="1.651cm" svg:height="1.651cm" svg:x="9.252cm" svg:y="13.445cm">
          <draw:text-box>
            <text:p text:style-name="P3"><text:span text:style-name="T1">4</text:span></text:p>
          </draw:text-box>
        </draw:frame>
        <draw:custom-shape draw:style-name="gr2" draw:text-style-name="P2" draw:layer="layout" svg:width="1.651cm" svg:height="1.651cm" svg:x="4.301cm" svg:y="15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5.952cm" svg:y="15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7.603cm" svg:y="15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9.254cm" svg:y="15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0.905cm" svg:y="15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2.556cm" svg:y="15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14.207cm" svg:y="15.09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51cm" svg:height="1.651cm" svg:x="14.207cm" svg:y="15.09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2.556cm" svg:y="15.09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10.905cm" svg:y="15.09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7.603cm" svg:y="15.09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4.301cm" svg:y="15.09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5.952cm" svg:y="15.098cm">
          <draw:text-box>
            <text:p text:style-name="P3"><text:span text:style-name="T1">1</text:span></text:p>
          </draw:text-box>
        </draw:frame>
        <draw:frame draw:style-name="gr3" draw:text-style-name="P4" draw:layer="layout" svg:width="1.651cm" svg:height="1.651cm" svg:x="9.254cm" svg:y="15.098cm">
          <draw:text-box>
            <text:p text:style-name="P3"><text:span text:style-name="T1">1</text:span></text:p>
          </draw:text-box>
        </draw:frame>
        <draw:custom-shape draw:style-name="gr4" draw:text-style-name="P11" draw:layer="layout" svg:width="1.651cm" svg:height="1.651cm" svg:x="4.3cm" svg:y="15.0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651cm" svg:height="1.651cm" svg:x="5.951cm" svg:y="15.0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651cm" svg:height="1.651cm" svg:x="7.602cm" svg:y="15.0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651cm" svg:height="1.651cm" svg:x="9.253cm" svg:y="15.0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651cm" svg:height="1.651cm" svg:x="10.904cm" svg:y="15.0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651cm" svg:height="1.651cm" svg:x="12.555cm" svg:y="15.0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651cm" svg:height="1.651cm" svg:x="14.206cm" svg:y="15.09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51cm" svg:height="1.651cm" svg:x="14.206cm" svg:y="15.097cm">
          <draw:text-box>
            <text:p text:style-name="P3"><text:span text:style-name="T1">4</text:span></text:p>
          </draw:text-box>
        </draw:frame>
        <draw:frame draw:style-name="gr3" draw:text-style-name="P4" draw:layer="layout" svg:width="1.651cm" svg:height="1.651cm" svg:x="12.555cm" svg:y="15.097cm">
          <draw:text-box>
            <text:p text:style-name="P3"><text:span text:style-name="T1">3</text:span></text:p>
          </draw:text-box>
        </draw:frame>
        <draw:frame draw:style-name="gr8" draw:text-style-name="P13" draw:layer="layout" svg:width="1.651cm" svg:height="1.651cm" svg:x="10.904cm" svg:y="15.097cm">
          <draw:text-box>
            <text:p text:style-name="P3"><text:span text:style-name="T1">4</text:span></text:p>
          </draw:text-box>
        </draw:frame>
        <draw:frame draw:style-name="gr3" draw:text-style-name="P4" draw:layer="layout" svg:width="1.651cm" svg:height="1.651cm" svg:x="7.602cm" svg:y="15.097cm">
          <draw:text-box>
            <text:p text:style-name="P3"><text:span text:style-name="T1">4</text:span></text:p>
          </draw:text-box>
        </draw:frame>
        <draw:frame draw:style-name="gr3" draw:text-style-name="P4" draw:layer="layout" svg:width="1.651cm" svg:height="1.651cm" svg:x="4.3cm" svg:y="15.097cm">
          <draw:text-box>
            <text:p text:style-name="P3"><text:span text:style-name="T1">4</text:span></text:p>
          </draw:text-box>
        </draw:frame>
        <draw:frame draw:style-name="gr3" draw:text-style-name="P4" draw:layer="layout" svg:width="1.651cm" svg:height="1.651cm" svg:x="5.951cm" svg:y="15.097cm">
          <draw:text-box>
            <text:p text:style-name="P3"><text:span text:style-name="T1">3</text:span></text:p>
          </draw:text-box>
        </draw:frame>
        <draw:frame draw:style-name="gr3" draw:text-style-name="P4" draw:layer="layout" svg:width="1.651cm" svg:height="1.651cm" svg:x="9.253cm" svg:y="15.097cm">
          <draw:text-box>
            <text:p text:style-name="P3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03T14:55:30.484409057</meta:creation-date>
    <dc:date>2022-05-03T15:07:51.278138727</dc:date>
    <meta:editing-duration>PT1M36S</meta:editing-duration>
    <meta:editing-cycles>1</meta:editing-cycles>
    <meta:document-statistic meta:object-count="180"/>
    <meta:generator>LibreOffice/6.0.7.3$Linux_X86_64 LibreOffice_project/00m0$Build-3</meta:generator>
  </office:meta>
</office:document-meta>
</file>